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fb712" officeooo:paragraph-rsid="001fb712" style:font-weight-asian="bold" style:font-weight-complex="bold"/>
    </style:style>
    <style:style style:name="P2" style:family="paragraph" style:parent-style-name="Standard">
      <style:text-properties officeooo:rsid="001dcdb9" officeooo:paragraph-rsid="001dcdb9"/>
    </style:style>
    <style:style style:name="P3" style:family="paragraph" style:parent-style-name="Standard">
      <style:text-properties officeooo:rsid="001fb712" officeooo:paragraph-rsid="001fb712"/>
    </style:style>
    <style:style style:name="P4" style:family="paragraph" style:parent-style-name="Standard">
      <style:text-properties officeooo:rsid="002149c5" officeooo:paragraph-rsid="002149c5"/>
    </style:style>
    <style:style style:name="P5" style:family="paragraph" style:parent-style-name="Heading_20_3">
      <style:text-properties fo:color="#000000" loext:opacity="100%" officeooo:paragraph-rsid="001fb712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fb712"/>
    </style:style>
    <style:style style:name="P7" style:family="paragraph" style:parent-style-name="Preformatted_20_Text">
      <style:paragraph-properties style:writing-mode="lr-tb"/>
      <style:text-properties officeooo:paragraph-rsid="001fb712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1fb712"/>
    </style:style>
    <style:style style:name="P9" style:family="paragraph" style:parent-style-name="Heading_20_3">
      <style:paragraph-properties fo:keep-with-next="always"/>
      <style:text-properties fo:color="#000000" loext:opacity="100%" officeooo:paragraph-rsid="001fb712"/>
    </style:style>
    <style:style style:name="P10" style:family="paragraph" style:parent-style-name="Standard">
      <style:paragraph-properties fo:margin-top="0in" fo:margin-bottom="0.0972in" style:contextual-spacing="false" fo:line-height="115%"/>
      <style:text-properties officeooo:paragraph-rsid="00209269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officeooo:paragraph-rsid="00209269"/>
    </style:style>
    <style:style style:name="P12" style:family="paragraph" style:parent-style-name="Standard">
      <style:text-properties officeooo:rsid="002149c5" officeooo:paragraph-rsid="002283cc"/>
    </style:style>
    <style:style style:name="P13" style:family="paragraph" style:parent-style-name="Standard">
      <style:text-properties officeooo:rsid="002149c5" officeooo:paragraph-rsid="0024ceaa"/>
    </style:style>
    <style:style style:name="P14" style:family="paragraph" style:parent-style-name="Standard">
      <style:text-properties officeooo:rsid="002149c5" officeooo:paragraph-rsid="0023bc49"/>
    </style:style>
    <style:style style:name="P15" style:family="paragraph" style:parent-style-name="Standard">
      <style:text-properties officeooo:rsid="002149c5" officeooo:paragraph-rsid="002fd740"/>
    </style:style>
    <style:style style:name="P16" style:family="paragraph" style:parent-style-name="Text_20_body">
      <style:text-properties officeooo:rsid="002149c5" officeooo:paragraph-rsid="0023bc49"/>
    </style:style>
    <style:style style:name="P17" style:family="paragraph" style:parent-style-name="Text_20_body" style:list-style-name="L1">
      <style:text-properties fo:color="#000000" loext:opacity="100%" fo:font-size="9pt" officeooo:rsid="0023bc49" style:font-size-asian="9pt" style:font-size-complex="9pt"/>
    </style:style>
    <style:style style:name="P18" style:family="paragraph" style:parent-style-name="Text_20_body">
      <style:text-properties fo:color="#000000" loext:opacity="100%" fo:font-size="9pt" officeooo:rsid="0023bc49" style:font-size-asian="9pt" style:font-size-complex="9pt"/>
    </style:style>
    <style:style style:name="P19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3bc49" style:font-size-asian="9pt" style:font-size-complex="9pt"/>
    </style:style>
    <style:style style:name="P20" style:family="paragraph" style:parent-style-name="Preformatted_20_Text">
      <style:paragraph-properties style:writing-mode="lr-tb"/>
      <style:text-properties fo:color="#000000" loext:opacity="100%" fo:font-size="9pt" officeooo:rsid="0023bc49" style:font-size-asian="9pt" style:font-size-complex="9pt"/>
    </style:style>
    <style:style style:name="P21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3bc49" style:font-size-asian="9pt" style:font-size-complex="9pt"/>
    </style:style>
    <style:style style:name="P22" style:family="paragraph" style:parent-style-name="Standard">
      <style:text-properties officeooo:rsid="002149c5" officeooo:paragraph-rsid="00268930"/>
    </style:style>
    <style:style style:name="P23" style:family="paragraph" style:parent-style-name="Standard">
      <style:text-properties officeooo:rsid="002149c5" officeooo:paragraph-rsid="00355c7e"/>
    </style:style>
    <style:style style:name="P24" style:family="paragraph" style:parent-style-name="Standard">
      <style:text-properties officeooo:rsid="002149c5" officeooo:paragraph-rsid="00274115"/>
    </style:style>
    <style:style style:name="P25" style:family="paragraph" style:parent-style-name="Text_20_body">
      <style:text-properties officeooo:rsid="002149c5" officeooo:paragraph-rsid="0024ceaa"/>
    </style:style>
    <style:style style:name="P26" style:family="paragraph" style:parent-style-name="Text_20_body" style:list-style-name="L2">
      <style:text-properties fo:color="#000000" loext:opacity="100%" fo:font-size="9pt" officeooo:rsid="0024ceaa" style:font-size-asian="9pt" style:font-size-complex="9pt"/>
    </style:style>
    <style:style style:name="P27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  <style:text-properties fo:color="#000000" loext:opacity="100%" fo:font-size="9pt" officeooo:rsid="0024ceaa" style:font-size-asian="9pt" style:font-size-complex="9pt"/>
    </style:style>
    <style:style style:name="P28" style:family="paragraph" style:parent-style-name="Standard">
      <style:text-properties officeooo:rsid="002149c5" officeooo:paragraph-rsid="003c2ee0"/>
    </style:style>
    <style:style style:name="P29" style:family="paragraph" style:parent-style-name="Text_20_body">
      <style:text-properties officeooo:rsid="002149c5" officeooo:paragraph-rsid="00274115"/>
    </style:style>
    <style:style style:name="P30" style:family="paragraph" style:parent-style-name="Text_20_body" style:list-style-name="L3">
      <style:text-properties fo:color="#000000" loext:opacity="100%" fo:font-size="9pt" officeooo:rsid="00274115" style:font-size-asian="9pt" style:font-size-complex="9pt"/>
    </style:style>
    <style:style style:name="P31" style:family="paragraph" style:parent-style-name="Preformatted_20_Text" style:list-style-name="L3">
      <style:paragraph-properties fo:margin-left="0in" fo:margin-right="0in" fo:text-indent="0in" style:auto-text-indent="false" style:writing-mode="lr-tb"/>
      <style:text-properties fo:color="#000000" loext:opacity="100%" fo:font-size="9pt" officeooo:rsid="00274115" style:font-size-asian="9pt" style:font-size-complex="9pt"/>
    </style:style>
    <style:style style:name="P32" style:family="paragraph" style:parent-style-name="Preformatted_20_Text" style:list-style-name="L3">
      <style:paragraph-properties style:writing-mode="lr-tb"/>
      <style:text-properties fo:color="#000000" loext:opacity="100%" fo:font-size="9pt" officeooo:rsid="00274115" style:font-size-asian="9pt" style:font-size-complex="9pt"/>
    </style:style>
    <style:style style:name="P33" style:family="paragraph" style:parent-style-name="Preformatted_20_Text" style:list-style-name="L3">
      <style:paragraph-properties fo:margin-top="0in" fo:margin-bottom="0.1965in" style:contextual-spacing="false" style:writing-mode="lr-tb"/>
      <style:text-properties fo:color="#000000" loext:opacity="100%" fo:font-size="9pt" officeooo:rsid="00274115" style:font-size-asian="9pt" style:font-size-complex="9pt"/>
    </style:style>
    <style:style style:name="P34" style:family="paragraph" style:parent-style-name="Standard">
      <style:text-properties officeooo:rsid="002149c5" officeooo:paragraph-rsid="002b3a40"/>
    </style:style>
    <style:style style:name="P35" style:family="paragraph" style:parent-style-name="Standard">
      <style:text-properties officeooo:rsid="002149c5" officeooo:paragraph-rsid="0044284d"/>
    </style:style>
    <style:style style:name="P36" style:family="paragraph" style:parent-style-name="Standard">
      <style:text-properties officeooo:rsid="002149c5" officeooo:paragraph-rsid="00404410"/>
    </style:style>
    <style:style style:name="P37" style:family="paragraph" style:parent-style-name="Text_20_body">
      <style:text-properties officeooo:rsid="002149c5" officeooo:paragraph-rsid="002b3a40"/>
    </style:style>
    <style:style style:name="P38" style:family="paragraph" style:parent-style-name="Text_20_body" style:list-style-name="L4">
      <style:text-properties fo:color="#000000" loext:opacity="100%" fo:font-size="9pt" officeooo:rsid="002b3a40" style:font-size-asian="9pt" style:font-size-complex="9pt"/>
    </style:style>
    <style:style style:name="P39" style:family="paragraph" style:parent-style-name="Text_20_body">
      <style:text-properties fo:color="#000000" loext:opacity="100%" fo:font-size="9pt" officeooo:rsid="002b3a40" style:font-size-asian="9pt" style:font-size-complex="9pt"/>
    </style:style>
    <style:style style:name="P40" style:family="paragraph" style:parent-style-name="Standard">
      <style:text-properties officeooo:rsid="002149c5" officeooo:paragraph-rsid="002b440b"/>
    </style:style>
    <style:style style:name="P41" style:family="paragraph" style:parent-style-name="Standard">
      <style:text-properties officeooo:rsid="002149c5" officeooo:paragraph-rsid="0041c408"/>
    </style:style>
    <style:style style:name="P42" style:family="paragraph" style:parent-style-name="Text_20_body">
      <style:text-properties officeooo:rsid="002149c5" officeooo:paragraph-rsid="002b440b"/>
    </style:style>
    <style:style style:name="P43" style:family="paragraph" style:parent-style-name="Text_20_body" style:list-style-name="L5">
      <style:text-properties fo:color="#000000" loext:opacity="100%" fo:font-size="9pt" officeooo:rsid="002b440b" style:font-size-asian="9pt" style:font-size-complex="9pt"/>
    </style:style>
    <style:style style:name="P44" style:family="paragraph" style:parent-style-name="Heading_20_2">
      <style:text-properties officeooo:rsid="002149c5" officeooo:paragraph-rsid="002b440b"/>
    </style:style>
    <style:style style:name="P45" style:family="paragraph" style:parent-style-name="Text_20_body">
      <style:text-properties fo:color="#000000" loext:opacity="100%" fo:font-size="9pt" officeooo:rsid="002b440b" style:font-size-asian="9pt" style:font-size-complex="9pt"/>
    </style:style>
    <style:style style:name="P46" style:family="paragraph" style:parent-style-name="Text_20_body" style:list-style-name="L6">
      <style:text-properties fo:color="#000000" loext:opacity="100%" fo:font-size="9pt" officeooo:rsid="002b440b" style:font-size-asian="9pt" style:font-size-complex="9pt"/>
    </style:style>
    <style:style style:name="P47" style:family="paragraph" style:parent-style-name="Text_20_body" style:list-style-name="L6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P48" style:family="paragraph" style:parent-style-name="Text_20_body">
      <style:paragraph-properties fo:break-before="page"/>
      <style:text-properties officeooo:rsid="002149c5" officeooo:paragraph-rsid="002b440b"/>
    </style:style>
    <style:style style:name="P49" style:family="paragraph" style:parent-style-name="Horizontal_20_Line">
      <style:text-properties fo:color="#000000" loext:opacity="100%" fo:font-size="9pt" officeooo:rsid="002b440b" style:font-size-asian="9pt" style:font-size-complex="9pt"/>
    </style:style>
    <style:style style:name="P50" style:family="paragraph" style:parent-style-name="Heading_20_2">
      <style:text-properties fo:color="#000000" loext:opacity="100%" fo:font-size="9pt" officeooo:rsid="002b440b" style:font-size-asian="9pt" style:font-size-complex="9pt"/>
    </style:style>
    <style:style style:name="P51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b440b" style:font-size-asian="9pt" style:font-size-complex="9pt"/>
    </style:style>
    <style:style style:name="P52" style:family="paragraph" style:parent-style-name="Preformatted_20_Text">
      <style:paragraph-properties style:writing-mode="lr-tb"/>
      <style:text-properties fo:color="#000000" loext:opacity="100%" fo:font-size="9pt" officeooo:rsid="002b440b" style:font-size-asian="9pt" style:font-size-complex="9pt"/>
    </style:style>
    <style:style style:name="P53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b440b" style:font-size-asian="9pt" style:font-size-complex="9pt"/>
    </style:style>
    <style:style style:name="P54" style:family="paragraph" style:parent-style-name="Text_20_body" style:list-style-name="L7">
      <style:text-properties fo:color="#000000" loext:opacity="100%" fo:font-size="9pt" officeooo:rsid="002b440b" style:font-size-asian="9pt" style:font-size-complex="9pt"/>
    </style:style>
    <style:style style:name="P55" style:family="paragraph" style:parent-style-name="Standard">
      <style:paragraph-properties fo:break-before="page"/>
      <style:text-properties officeooo:rsid="002149c5" officeooo:paragraph-rsid="002283cc"/>
    </style:style>
    <style:style style:name="P56" style:family="paragraph" style:parent-style-name="Standard">
      <style:text-properties fo:color="#808080" loext:opacity="100%" officeooo:rsid="001dcdb9" officeooo:paragraph-rsid="001dcdb9"/>
    </style:style>
    <style:style style:name="T1" style:family="text">
      <style:text-properties officeooo:rsid="001fb712"/>
    </style:style>
    <style:style style:name="T2" style:family="text">
      <style:text-properties officeooo:rsid="001dcdb9"/>
    </style:style>
    <style:style style:name="T3" style:family="text">
      <style:text-properties fo:color="#000000" loext:opacity="100%"/>
    </style:style>
    <style:style style:name="T4" style:family="text">
      <style:text-properties officeooo:rsid="00209269"/>
    </style:style>
    <style:style style:name="T5" style:family="text">
      <style:text-properties fo:color="#000000" loext:opacity="100%" officeooo:rsid="002149c5"/>
    </style:style>
    <style:style style:name="T6" style:family="text">
      <style:text-properties fo:color="#000000" loext:opacity="100%" officeooo:rsid="00209269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2283cc"/>
    </style:style>
    <style:style style:name="T9" style:family="text">
      <style:text-properties fo:color="#000000" loext:opacity="100%" fo:font-size="10pt" officeooo:rsid="002283cc" style:font-size-asian="10pt" style:font-size-complex="10pt"/>
    </style:style>
    <style:style style:name="T10" style:family="text">
      <style:text-properties fo:color="#000000" loext:opacity="100%" fo:font-size="9pt" fo:font-weight="bold" officeooo:rsid="0024ceaa" style:font-size-asian="9pt" style:font-weight-asian="bold" style:font-size-complex="9pt" style:font-weight-complex="bold"/>
    </style:style>
    <style:style style:name="T11" style:family="text">
      <style:text-properties fo:color="#000000" loext:opacity="100%" fo:font-size="9pt" officeooo:rsid="0023bc49" style:font-size-asian="9pt" style:font-size-complex="9pt"/>
    </style:style>
    <style:style style:name="T12" style:family="text">
      <style:text-properties fo:color="#000000" loext:opacity="100%" style:text-line-through-style="solid" style:text-line-through-type="single" fo:font-size="9pt" officeooo:rsid="0023bc49" style:font-size-asian="9pt" style:font-size-complex="9pt"/>
    </style:style>
    <style:style style:name="T13" style:family="text">
      <style:text-properties fo:color="#000000" loext:opacity="100%" fo:font-size="9pt" fo:font-weight="bold" officeooo:rsid="002fd740" style:font-size-asian="9pt" style:font-weight-asian="bold" style:font-size-complex="9pt" style:font-weight-complex="bold"/>
    </style:style>
    <style:style style:name="T14" style:family="text">
      <style:text-properties fo:color="#000000" loext:opacity="100%" fo:font-size="9pt" fo:font-weight="bold" officeooo:rsid="0023bc49" style:font-size-asian="9pt" style:font-weight-asian="bold" style:font-size-complex="9pt" style:font-weight-complex="bold"/>
    </style:style>
    <style:style style:name="T15" style:family="text">
      <style:text-properties fo:color="#000000" loext:opacity="100%" fo:font-size="9pt" fo:font-weight="bold" officeooo:rsid="002e36e4" style:font-size-asian="9pt" style:font-weight-asian="bold" style:font-size-complex="9pt" style:font-weight-complex="bold"/>
    </style:style>
    <style:style style:name="T16" style:family="text">
      <style:text-properties fo:color="#000000" loext:opacity="100%" fo:font-size="9pt" fo:font-weight="bold" officeooo:rsid="002fd740" fo:background-color="#fff5ce" loext:char-shading-value="0" style:font-size-asian="9pt" style:font-weight-asian="bold" style:font-size-complex="9pt" style:font-weight-complex="bold"/>
    </style:style>
    <style:style style:name="T17" style:family="text">
      <style:text-properties fo:color="#000000" loext:opacity="100%" fo:font-size="9pt" fo:font-weight="bold" officeooo:rsid="0023bc49" fo:background-color="#fff5ce" loext:char-shading-value="0" style:font-size-asian="9pt" style:font-weight-asian="bold" style:font-size-complex="9pt" style:font-weight-complex="bold"/>
    </style:style>
    <style:style style:name="T18" style:family="text">
      <style:text-properties fo:color="#000000" loext:opacity="100%" fo:font-size="9pt" officeooo:rsid="0024ceaa" style:font-size-asian="9pt" style:font-size-complex="9pt"/>
    </style:style>
    <style:style style:name="T19" style:family="text">
      <style:text-properties fo:color="#000000" loext:opacity="100%" fo:font-size="9pt" officeooo:rsid="00355c7e" style:font-size-asian="9pt" style:font-size-complex="9pt"/>
    </style:style>
    <style:style style:name="T20" style:family="text">
      <style:text-properties fo:color="#000000" loext:opacity="100%" fo:font-size="9pt" fo:font-weight="bold" officeooo:rsid="00355c7e" style:font-size-asian="9pt" style:font-weight-asian="bold" style:font-size-complex="9pt" style:font-weight-complex="bold"/>
    </style:style>
    <style:style style:name="T21" style:family="text">
      <style:text-properties fo:color="#000000" loext:opacity="100%" fo:font-size="9pt" fo:font-weight="bold" officeooo:rsid="00268930" style:font-size-asian="9pt" style:font-weight-asian="bold" style:font-size-complex="9pt" style:font-weight-complex="bold"/>
    </style:style>
    <style:style style:name="T22" style:family="text">
      <style:text-properties fo:color="#000000" loext:opacity="100%" fo:font-size="9pt" officeooo:rsid="00355c7e" fo:background-color="#fff5ce" loext:char-shading-value="0" style:font-size-asian="9pt" style:font-size-complex="9pt"/>
    </style:style>
    <style:style style:name="T23" style:family="text">
      <style:text-properties fo:color="#000000" loext:opacity="100%" fo:font-size="9pt" officeooo:rsid="00268930" fo:background-color="#fff5ce" loext:char-shading-value="0" style:font-size-asian="9pt" style:font-size-complex="9pt"/>
    </style:style>
    <style:style style:name="T24" style:family="text">
      <style:text-properties fo:color="#000000" loext:opacity="100%" fo:font-size="9pt" fo:font-weight="bold" officeooo:rsid="003903d3" fo:background-color="transparent" loext:char-shading-value="0" style:font-size-asian="9pt" style:font-weight-asian="bold" style:font-size-complex="9pt" style:font-weight-complex="bold"/>
    </style:style>
    <style:style style:name="T25" style:family="text">
      <style:text-properties fo:color="#000000" loext:opacity="100%" fo:font-size="9pt" officeooo:rsid="00268930" style:font-size-asian="9pt" style:font-size-complex="9pt"/>
    </style:style>
    <style:style style:name="T26" style:family="text">
      <style:text-properties fo:color="#000000" loext:opacity="100%" fo:font-size="9pt" officeooo:rsid="00274115" style:font-size-asian="9pt" style:font-size-complex="9pt"/>
    </style:style>
    <style:style style:name="T27" style:family="text">
      <style:text-properties fo:color="#000000" loext:opacity="100%" fo:font-size="9pt" officeooo:rsid="00274115" fo:background-color="#fff5ce" loext:char-shading-value="0" style:font-size-asian="9pt" style:font-size-complex="9pt"/>
    </style:style>
    <style:style style:name="T28" style:family="text">
      <style:text-properties fo:color="#000000" loext:opacity="100%" fo:font-size="9pt" fo:font-weight="bold" officeooo:rsid="00274115" style:font-size-asian="9pt" style:font-weight-asian="bold" style:font-size-complex="9pt" style:font-weight-complex="bold"/>
    </style:style>
    <style:style style:name="T29" style:family="text">
      <style:text-properties fo:color="#000000" loext:opacity="100%" fo:font-size="9pt" fo:font-weight="bold" officeooo:rsid="003c2ee0" style:font-size-asian="9pt" style:font-weight-asian="bold" style:font-size-complex="9pt" style:font-weight-complex="bold"/>
    </style:style>
    <style:style style:name="T30" style:family="text">
      <style:text-properties fo:color="#000000" loext:opacity="100%" fo:font-size="9pt" fo:font-weight="normal" officeooo:rsid="003c2ee0" style:font-size-asian="9pt" style:font-weight-asian="normal" style:font-size-complex="9pt" style:font-weight-complex="normal"/>
    </style:style>
    <style:style style:name="T31" style:family="text">
      <style:text-properties fo:color="#000000" loext:opacity="100%" fo:font-size="9pt" fo:font-weight="normal" officeooo:rsid="00274115" style:font-size-asian="9pt" style:font-weight-asian="normal" style:font-size-complex="9pt" style:font-weight-complex="normal"/>
    </style:style>
    <style:style style:name="T32" style:family="text">
      <style:text-properties fo:color="#000000" loext:opacity="100%" fo:font-size="9pt" fo:font-weight="bold" officeooo:rsid="002b3a40" style:font-size-asian="9pt" style:font-weight-asian="bold" style:font-size-complex="9pt" style:font-weight-complex="bold"/>
    </style:style>
    <style:style style:name="T33" style:family="text">
      <style:text-properties fo:color="#000000" loext:opacity="100%" fo:font-size="9pt" officeooo:rsid="002b3a40" style:font-size-asian="9pt" style:font-size-complex="9pt"/>
    </style:style>
    <style:style style:name="T34" style:family="text">
      <style:text-properties fo:color="#000000" loext:opacity="100%" fo:font-size="9pt" fo:font-weight="bold" officeooo:rsid="00404410" style:font-size-asian="9pt" style:font-weight-asian="bold" style:font-size-complex="9pt" style:font-weight-complex="bold"/>
    </style:style>
    <style:style style:name="T35" style:family="text">
      <style:text-properties fo:color="#000000" loext:opacity="100%" fo:font-size="9pt" fo:font-weight="bold" officeooo:rsid="002b3a40" fo:background-color="transparent" loext:char-shading-value="0" style:font-size-asian="9pt" style:font-weight-asian="bold" style:font-size-complex="9pt" style:font-weight-complex="bold"/>
    </style:style>
    <style:style style:name="T36" style:family="text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T37" style:family="text">
      <style:text-properties fo:color="#000000" loext:opacity="100%" fo:font-size="9pt" officeooo:rsid="002b440b" style:font-size-asian="9pt" style:font-size-complex="9pt"/>
    </style:style>
    <style:style style:name="T38" style:family="text">
      <style:text-properties fo:color="#000000" loext:opacity="100%" fo:font-size="9pt" fo:font-weight="bold" officeooo:rsid="0041c408" style:font-size-asian="9pt" style:font-weight-asian="bold" style:font-size-complex="9pt" style:font-weight-complex="bold"/>
    </style:style>
    <style:style style:name="T39" style:family="text">
      <style:text-properties fo:color="#000000" loext:opacity="100%" fo:font-size="9pt" officeooo:rsid="0041c408" style:font-size-asian="9pt" style:font-size-complex="9pt"/>
    </style:style>
    <style:style style:name="T40" style:family="text">
      <style:text-properties fo:color="#000000" loext:opacity="100%" style:text-line-through-style="solid" style:text-line-through-type="single" fo:font-size="9pt" officeooo:rsid="0041c408" style:font-size-asian="9pt" style:font-size-complex="9pt"/>
    </style:style>
    <style:style style:name="T41" style:family="text">
      <style:text-properties fo:color="#000000" loext:opacity="100%" style:text-line-through-style="solid" style:text-line-through-type="single" fo:font-size="9pt" officeooo:rsid="002b440b" style:font-size-asian="9pt" style:font-size-complex="9pt"/>
    </style:style>
    <style:style style:name="T42" style:family="text">
      <style:text-properties fo:color="#000000" loext:opacity="100%" fo:font-size="9pt" officeooo:rsid="0041c408" fo:background-color="#ffff00" loext:char-shading-value="0" style:font-size-asian="9pt" style:font-size-complex="9pt"/>
    </style:style>
    <style:style style:name="T43" style:family="text">
      <style:text-properties fo:color="#000000" loext:opacity="100%" fo:font-size="9pt" officeooo:rsid="002b440b" fo:background-color="#ffff00" loext:char-shading-value="0" style:font-size-asian="9pt" style:font-size-complex="9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color="#000000" loext:opacity="100%" officeooo:rsid="002283c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 DATA SERVICE</text:p>
      <text:p text:style-name="P2"/>
      <text:p text:style-name="P2">Provides simulated live asset prices. <text:s/><text:span text:style-name="T1">Implementing the simulated market data repository.</text:span></text:p>
      <text:p text:style-name="P2">Exposes gRPC endpoints, <text:span text:style-name="T1">acts as server for Portfolio Service, which gets current prices for its assets.</text:span></text:p>
      <text:p text:style-name="P3">Exposes gRPC endpoints, acts as server for Analytics Service</text:p>
      <text:p text:style-name="P3">Hardcodes 10-15 sample assets (APPL, TSLA, BTC, etc) and update prices every 30 seconds internally. <text:span text:style-name="T2">Uses background tasks to randomly update prices</text:span></text:p>
      <text:p text:style-name="P3">Publishes RabbitMQ MarketPricesUpdatedEvent every N seconds. Consumed by the Analytics Service</text:p>
      <text:p text:style-name="P3">Uses Redis as a Data Store to cache the latest prices</text:p>
      <text:p text:style-name="P4">Exposes 3 HTTP endpoints for client consumption. Http implementation may require additional models beyond “MarketPrice”</text:p>
      <text:p text:style-name="P4">Logs could be stored in memory or in SQL Lite</text:p>
      <text:h text:style-name="P5" text:outline-level="3">Models</text:h>
      <text:p text:style-name="P6"><text:span text:style-name="Source_20_Text"><text:span text:style-name="T3">public class MarketPrice</text:span></text:span></text:p>
      <text:p text:style-name="P7"><text:span text:style-name="Source_20_Text"><text:span text:style-name="T3">{</text:span></text:span></text:p>
      <text:p text:style-name="P7"><text:span text:style-name="Source_20_Text"><text:span text:style-name="T3"><text:s text:c="4"/>public string Symbol { get; set; } = default!;</text:span></text:span></text:p>
      <text:p text:style-name="P7"><text:span text:style-name="Source_20_Text"><text:span text:style-name="T3"><text:s text:c="4"/>public decimal Price { get; set; }</text:span></text:span></text:p>
      <text:p text:style-name="P7"><text:span text:style-name="Source_20_Text"><text:span text:style-name="T3"><text:s text:c="4"/>public DateTime LastUpdated { get; set; }</text:span></text:span></text:p>
      <text:p text:style-name="P8"><text:span text:style-name="Source_20_Text"><text:span text:style-name="T3">}</text:span></text:span></text:p>
      <text:h text:style-name="P5" text:outline-level="3">Endpoints (gRPC)</text:h>
      <text:p text:style-name="P6"><text:span text:style-name="Source_20_Text"><text:span text:style-name="T3">service MarketData {</text:span></text:span></text:p>
      <text:p text:style-name="P7"><text:span text:style-name="Source_20_Text"><text:span text:style-name="T3"><text:s text:c="2"/>rpc GetPrice (PriceRequest) returns (PriceReply);</text:span></text:span></text:p>
      <text:p text:style-name="P7"><text:span text:style-name="Source_20_Text"><text:span text:style-name="T3"><text:s text:c="2"/>rpc GetPrices (PriceListRequest) returns (PriceListReply);</text:span></text:span></text:p>
      <text:p text:style-name="P7"><text:span text:style-name="Source_20_Text"><text:span text:style-name="T3">}</text:span></text:span></text:p>
      <text:p text:style-name="P7"><text:span text:style-name="Source_20_Text"><text:span text:style-name="T3">message PriceRequest { string symbol = 1; }</text:span></text:span></text:p>
      <text:p text:style-name="P7"><text:span text:style-name="Source_20_Text"><text:span text:style-name="T3">message PriceReply { string symbol = 1; double price = 2; }</text:span></text:span></text:p>
      <text:p text:style-name="P7"><text:span text:style-name="Source_20_Text"><text:span text:style-name="T3">message PriceListRequest { repeated string symbols = 1; }</text:span></text:span></text:p>
      <text:p text:style-name="P8"><text:span text:style-name="Source_20_Text"><text:span text:style-name="T3">message PriceListReply { repeated PriceReply prices = 1; }</text:span></text:span></text:p>
      <text:h text:style-name="P5" text:outline-level="3">Published Events</text:h>
      <text:p text:style-name="P6"><text:span text:style-name="Source_20_Text"><text:span text:style-name="T3">public record MarketPricesUpdatedEvent(List&lt;MarketPriceDto&gt; Prices);</text:span></text:span></text:p>
      <text:p text:style-name="P8"><text:span text:style-name="Source_20_Text"><text:span text:style-name="T3">public record MarketPriceDto(string Symbol, decimal Price);</text:span></text:span></text:p>
      <text:h text:style-name="P9" text:outline-level="3">Data</text:h>
      <text:p text:style-name="P8"><text:span text:style-name="T3">In </text:span><text:span text:style-name="Source_20_Text"><text:span text:style-name="T3">MarketDataService</text:span></text:span><text:span text:style-name="T3">, define a static list like:</text:span></text:p>
      <text:p text:style-name="P8"><text:span text:style-name="Source_20_Text"><text:span text:style-name="T3">new List&lt;MarketPrice&gt; {<text:line-break/>new("AAPL", 180.25m),<text:line-break/>new("TSLA", 210.42m),<text:line-break/>new("BTC", 63000.00m),<text:line-break/>new("ETH", 3200.00m),<text:line-break/>}</text:span></text:span></text:p>
      <text:p text:style-name="P8"><text:span text:style-name="T3">Use a background hosted service to randomly fluctuate each price ±1–2% every 30 seconds: </text:span><text:span text:style-name="Source_20_Text"><text:span text:style-name="T3">price.Price *= 1 + (decimal)(_random.NextDouble() * 0.02 – 0.01);</text:span></text:span></text:p>
      <text:p text:style-name="P8"><text:span text:style-name="T3">Publish </text:span><text:span text:style-name="Source_20_Text"><text:span text:style-name="T3">MarketPricesUpdatedEvent</text:span></text:span><text:span text:style-name="T3"> to simulate “live” changes.</text:span></text:p>
      <text:h text:style-name="P9" text:outline-level="3"><text:soft-page-break/>HTTP Endpoint<text:span text:style-name="T4">s</text:span></text:h>
      <text:p text:style-name="P10"><text:span text:style-name="Strong_20_Emphasis"><text:span text:style-name="T3">Simulate Market Update</text:span></text:span></text:p>
      <text:p text:style-name="P8"><text:span text:style-name="Source_20_Text"><text:span text:style-name="T5">1) </text:span></text:span><text:span text:style-name="Source_20_Text"><text:span text:style-name="T3">Backend Endpoint: POST or GET /api/marketdata/simulate</text:span></text:span></text:p>
      <text:p text:style-name="P8"><text:span text:style-name="Source_20_Text"><text:span text:style-name="T3">Logic: Randomly updates prices; triggers MarketPricesUpdatedEvent → Analytics recomputation → Notifications if thresholds crossed.</text:span></text:span></text:p>
      <text:p text:style-name="P11"><text:span text:style-name="Source_20_Text"><text:span text:style-name="T3">Purpose: Manually trigger a market price update (same logic that the background service does periodically).Publish MarketPricesUpdatedEvent to RabbitMQ. Return a summary (optional) of updated prices or just a success response. Return JSON { success: true, timestamp: "10:15:45 AM" } for display. Update a log table in MarketData </text:span></text:span><text:span text:style-name="Source_20_Text"><text:span text:style-name="T6">Service.</text:span></text:span></text:p>
      <text:p text:style-name="P11"><text:span text:style-name="Source_20_Text"><text:span text:style-name="T5">2) </text:span></text:span><text:span text:style-name="Source_20_Text"><text:span text:style-name="T6">Backend Endpoint: GET /api/marketdata/logs?limit=10</text:span></text:span></text:p>
      <text:p text:style-name="P11"><text:span text:style-name="Source_20_Text"><text:span text:style-name="T6">Purpose: Return last N simulated updates, e.g.:<text:line-break/></text:span></text:span><text:span text:style-name="Source_20_Text"><text:span text:style-name="T3">[<text:line-break/> <text:s/>{"asset": "AAPL", "price": 178.32, "timestamp": "2025-10-27T10:15:45Z"},<text:line-break/> <text:s/>{"asset": "TSLA", "price": 252.18, "timestamp": "2025-10-27T10:15:45Z"}<text:line-break/>] </text:span></text:span><text:span text:style-name="Source_20_Text"><text:span text:style-name="T6">Frontend renders these in the logs table.<text:line-break/>Logs could be stored in-memory or in SQL Lite.</text:span></text:span></text:p>
      <text:p text:style-name="P11"><text:span text:style-name="Source_20_Text"><text:span text:style-name="T5">3) </text:span></text:span><text:span text:style-name="Source_20_Text"><text:span text:style-name="T6">Backend Endpoint: GET <text:s/>/api/marketdata/lastupdate</text:span></text:span></text:p>
      <text:p text:style-name="P11"><text:span text:style-name="Source_20_Text"><text:span text:style-name="T6">Returns last simulated update { timestamp: "..." }</text:span></text:span></text:p>
      <text:p text:style-name="P4"><text:span text:style-name="Source_20_Text"><text:span text:style-name="T7"/></text:span></text:p>
      <text:p text:style-name="P12"><text:span text:style-name="Source_20_Text"><text:span text:style-name="T8">SUGGESTED FILES TO BE CREATED</text:span></text:span></text:p>
      <text:p text:style-name="P12"><text:span text:style-name="Source_20_Text"><text:span text:style-name="T9"/></text:span></text:p>
      <text:p text:style-name="P13"><text:span text:style-name="Source_20_Text"><text:span text:style-name="T10">MARKET DATA SERVICE (GRPC RELATED FILES)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Price.cs – Entity class</text:span></text:span></text:p>
      <text:p text:style-name="P14"><text:span text:style-name="Source_20_Text"><text:span text:style-name="T11">Not sure if other models are necessary</text:span></text:span></text:p>
      <text:p text:style-name="P15"><text:span text:style-name="Source_20_Text"><text:span text:style-name="T13">1. </text:span></text:span><text:span text:style-name="Source_20_Text"><text:span text:style-name="T14">MarketData.csproj Add SQLite, gRPC Packages and? (marketdata.proto for server code?)</text:span></text:span></text:p>
      <text:p text:style-name="P15"><text:span text:style-name="Source_20_Text"><text:span text:style-name="T13">2. </text:span></text:span><text:span text:style-name="Source_20_Text"><text:span text:style-name="T14">launchSettings.json – Updated application URLs for development and Docker</text:span></text:span></text:p>
      <text:p text:style-name="P15"><text:span text:style-name="Source_20_Text"><text:span text:style-name="T13">3. </text:span></text:span><text:span text:style-name="Source_20_Text"><text:span text:style-name="T14">appsettings.json – Added SQLLITE connection string for database</text:span></text:span></text:p>
      <text:p text:style-name="P15"><text:span text:style-name="Source_20_Text"><text:span text:style-name="T13">4. </text:span></text:span><text:span text:style-name="Source_20_Text"><text:span text:style-name="T14">Models/MarketPrice.cs – Added marketprice entity ( duplicate of MarketData.cs to match gRPC Services) – not sure if this is necessary</text:span></text:span></text:p>
      <text:p text:style-name="P15"><text:span text:style-name="Source_20_Text"><text:span text:style-name="T13">5. </text:span></text:span><text:span text:style-name="Source_20_Text"><text:span text:style-name="T14">Protos/market</text:span></text:span><text:span text:style-name="Source_20_Text"><text:span text:style-name="T15">data</text:span></text:span><text:span text:style-name="Source_20_Text"><text:span text:style-name="T14">.proto – Added grpc service defincition with CRUD rpcs for marketdata</text:span></text:span></text:p>
      <text:p text:style-name="P15"><text:span text:style-name="Source_20_Text"><text:span text:style-name="T13">6. </text:span></text:span><text:span text:style-name="Source_20_Text"><text:span text:style-name="T14">Program.cs – Configure grpc, EF Core with SQL Lite, migration application and map MarketPrice Service</text:span></text:span></text:p>
      <text:p text:style-name="P15"><text:span text:style-name="Source_20_Text"><text:span text:style-name="T13">7. </text:span></text:span><text:span text:style-name="Source_20_Text"><text:span text:style-name="T14">Extensions.cs Add extension method UseMigration to apply migrations on app startup</text:span></text:span></text:p>
      <text:p text:style-name="P15"><text:span text:style-name="Source_20_Text"><text:span text:style-name="T16">8. </text:span></text:span><text:span text:style-name="Source_20_Text"><text:span text:style-name="T17">docker-compose.yml add MarketData image and build context</text:span></text:span></text:p>
      <text:p text:style-name="P14"><text:span text:style-name="Source_20_Text"><text:span text:style-name="T16">9. </text:span></text:span><text:span text:style-name="Source_20_Text"><text:span text:style-name="T17">docker-compose.override.yml add MarketData Service with enviornment ports and volumes // a</text:span></text:span><text:span text:style-name="Source_20_Text"><text:span text:style-name="T16">lso</text:span></text:span><text:span text:style-name="Source_20_Text"><text:span text:style-name="T17">o may need to add Redis connection and GrpcsSettings_MarketDataUrl for connecting to MarketData Service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DataContext.cs Add EF Core Db Context with Db Sets and Seed Data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6"><text:span text:style-name="Strong_20_Emphasis"><text:span text:style-name="T11">⚠️ Adjustments / clarifications:</text:span></text:span></text:p>
      <text:list text:style-name="L1">
        <text:list-item>
          <text:p text:style-name="P17"><text:span text:style-name="Strong_20_Emphasis">Don’t duplicate</text:span> <text:span text:style-name="Source_20_Text">MarketPrice.cs</text:span> into another folder (you only need it once — likely in <text:span text:style-name="Source_20_Text">Models/</text:span>).</text:p>
        </text:list-item>
        <text:list-item>
          <text:p text:style-name="P17">You <text:span text:style-name="Strong_20_Emphasis">don’t need CRUD RPCs</text:span> — your spec only uses <text:span text:style-name="Emphasis">GetPrice</text:span> and <text:span text:style-name="Emphasis">GetPrices</text:span>. Keep the proto minimal.</text:p>
        </text:list-item>
        <text:list-item>
          <text:p text:style-name="P17">Migrations and EF context are <text:span text:style-name="Emphasis">optional</text:span> for the prices themselves (since they’re simulated). If you store only logs, you can have an independent <text:span text:style-name="Source_20_Text">LogsContext</text:span> instead of <text:span text:style-name="Source_20_Text">MarketDataContext</text:span>.</text:p>
        </text:list-item>
      </text:list>
      <text:p text:style-name="P18"><text:soft-page-break/>✅ <text:span text:style-name="Strong_20_Emphasis">Suggestion:</text:span><text:line-break/>Rename to:</text:p>
      <text:p text:style-name="P19"><text:span text:style-name="Source_20_Text">Data/</text:span></text:p>
      <text:p text:style-name="P20"><text:span text:style-name="Source_20_Text"><text:s/>├─ LogsContext.cs</text:span></text:p>
      <text:p text:style-name="P21"><text:span text:style-name="Source_20_Text"><text:s/>└─ Migrations/</text:span></text:p>
      <text:p text:style-name="P18">and keep price simulation purely in-memory + cached in Redis.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22"><text:span text:style-name="Source_20_Text"><text:span text:style-name="T10">MARKET DATA SERVICE (RABBITMQ MESSAGE RELATED FILES)</text:span></text:span></text:p>
      <text:p text:style-name="P13"><text:span text:style-name="Source_20_Text"><text:span text:style-name="T18"/></text:span></text:p>
      <text:p text:style-name="P22"><text:span text:style-name="Source_20_Text"><text:span text:style-name="T19"/></text:span></text:p>
      <text:p text:style-name="P23"><text:span text:style-name="Source_20_Text"><text:span text:style-name="T20">1. </text:span></text:span><text:span text:style-name="Source_20_Text"><text:span text:style-name="T21">BuildingBlocks.Messaging.csproj – Create a new project targeting .NET 8 with MassTransit.RabbitMQ dependency</text:span></text:span></text:p>
      <text:p text:style-name="P22"><text:span text:style-name="Source_20_Text"><text:span text:style-name="T20">2. </text:span></text:span><text:span text:style-name="Source_20_Text"><text:span text:style-name="T21">Portoflio-Insights.sln – Added new BuildingBlocks.Messaging project to the solution and linked it under the Building Blocks folder in the solution hierarchy</text:span></text:span></text:p>
      <text:p text:style-name="P23"><text:span text:style-name="Source_20_Text"><text:span text:style-name="T20">3. </text:span></text:span><text:span text:style-name="Source_20_Text"><text:span text:style-name="T21">MarketData.Service.csproj – Added reference to new Building.Blocks Messaging project</text:span></text:span></text:p>
      <text:p text:style-name="P23"><text:span text:style-name="Source_20_Text"><text:span text:style-name="T19"/></text:span></text:p>
      <text:p text:style-name="P23"><text:span text:style-name="Source_20_Text"><text:span text:style-name="T20">4. </text:span></text:span><text:span text:style-name="Source_20_Text"><text:span text:style-name="T21">Extensions.cs – Added MassTransit RabbitMQ setup helper method to register consumers and configure message borker via IserviceCollection</text:span></text:span></text:p>
      <text:p text:style-name="P23"><text:span text:style-name="Source_20_Text"><text:span text:style-name="T20">5. </text:span></text:span><text:span text:style-name="Source_20_Text"><text:span text:style-name="T21">IntegrationEvent.cs – Added base class defining event metadata (Id, OccuredOn, EventType)</text:span></text:span></text:p>
      <text:p text:style-name="P22"><text:span text:style-name="Source_20_Text"><text:span text:style-name="T20">6. </text:span></text:span><text:span text:style-name="Source_20_Text"><text:span text:style-name="T21">MarketPricesUpdatedEvent.cs – Added integration event representing the updating of market asset prices</text:span></text:span></text:p>
      <text:p text:style-name="P22"><text:span text:style-name="Source_20_Text"><text:span text:style-name="T20"/></text:span></text:p>
      <text:p text:style-name="P23"><text:span text:style-name="Source_20_Text"><text:span text:style-name="T20">7. </text:span></text:span><text:span text:style-name="Source_20_Text"><text:span text:style-name="T21">MarketPriceDTO – DTO containg asset symbol and price</text:span></text:span></text:p>
      <text:p text:style-name="P22"><text:span text:style-name="Source_20_Text"><text:span text:style-name="T22">8. </text:span></text:span><text:span text:style-name="Source_20_Text"><text:span text:style-name="T23">MarketPricesHandler – Added command handler that publishes MarketPricesUpdatedEvent to RabbitMQ &gt;&gt; </text:span></text:span><text:span text:style-name="Source_20_Text"><text:span text:style-name="T24">MarketPricesPublisher and IMarketPricesPublisher</text:span></text:span></text:p>
      <text:p text:style-name="P22"><text:span text:style-name="Source_20_Text"><text:span text:style-name="T19"/></text:span></text:p>
      <text:p text:style-name="P22"><text:span text:style-name="Source_20_Text"><text:span text:style-name="T20">9. </text:span></text:span><text:span text:style-name="Source_20_Text"><text:span text:style-name="T21">Program.cs – Registered message broker (AddMessageBroker) and updated DI configuration</text:span></text:span></text:p>
      <text:p text:style-name="P22"><text:span text:style-name="Source_20_Text"><text:span text:style-name="T20">10. </text:span></text:span><text:span text:style-name="Source_20_Text"><text:span text:style-name="T21">appsettings.json – added rabbbitmq connection settings under “MessageBroker”</text:span></text:span></text:p>
      <text:p text:style-name="P22"><text:span text:style-name="Source_20_Text"><text:span text:style-name="T25"/></text:span></text:p>
      <text:p text:style-name="P24"><text:span text:style-name="Source_20_Text"><text:span text:style-name="T26">further changes:</text:span></text:span></text:p>
      <text:p text:style-name="P24"><text:span text:style-name="Source_20_Text"><text:span text:style-name="T27">MarketPricesHandler – Converted MarketPricesCommand or MarketPricesQuery to Propoer Icommand or Iquery implementation – Added MarketPricesQuery or Command Validator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>I’m not sure if I should have a MarketPricesEndpoint.cs file</text:span></text:span></text:p>
      <text:p text:style-name="P13"><text:span text:style-name="Source_20_Text"><text:span text:style-name="T18"/></text:span></text:p>
      <text:p text:style-name="P25"><text:span text:style-name="Strong_20_Emphasis"><text:span text:style-name="T18">Adjustments:</text:span></text:span></text:p>
      <text:list text:style-name="L2">
        <text:list-item>
          <text:p text:style-name="P26"><text:span text:style-name="Strong_20_Emphasis"><text:span text:style-name="Source_20_Text">MarketPricesHandler</text:span></text:span> shouldn’t be called a “handler” unless it handles an incoming message.<text:line-break/>Since it’s <text:span text:style-name="Emphasis">publishing</text:span> events, rename to:</text:p>
          <text:p text:style-name="P27"><text:span text:style-name="Source_20_Text">Events/MarketPricesPublisher.cs</text:span></text:p>
          <text:p text:style-name="P26">It’ll be invoked by your simulation service or background worker.</text:p>
        </text:list-item>
        <text:list-item>
          <text:p text:style-name="P26">You <text:span text:style-name="Strong_20_Emphasis">don’t need ICommand/IQuery</text:span> here unless you want to wrap publish logic in a MediatR command.</text:p>
        </text:list-item>
        <text:list-item>
          <text:p text:style-name="P26"><text:span text:style-name="Source_20_Text">Portfolio-Insights.sln</text:span> — it’s fine to include the messaging project there, just make sure it’s referenced in all relevant services (MarketData, Analytics, etc)</text:p>
        </text:list-item>
      </text:list>
      <text:p text:style-name="P13"><text:span text:style-name="Source_20_Text"><text:span text:style-name="T18"/></text:span></text:p>
      <text:p text:style-name="P13"><text:span text:style-name="Source_20_Text"><text:span text:style-name="T10"/></text:span></text:p>
      <text:p text:style-name="P24"><text:span text:style-name="Source_20_Text"><text:span text:style-name="T10">MARKET DATA SERVICE (</text:span></text:span><text:span text:style-name="Source_20_Text"><text:span text:style-name="T28">REDIS CACHE</text:span></text:span><text:span text:style-name="Source_20_Text"><text:span text:style-name="T10"> RELATED FILES)</text:span></text:span></text:p>
      <text:p text:style-name="P24"><text:span text:style-name="Source_20_Text"><text:span text:style-name="T10"/></text:span></text:p>
      <text:p text:style-name="P28"><text:span text:style-name="Source_20_Text"><text:span text:style-name="T29">1. </text:span></text:span><text:span text:style-name="Source_20_Text"><text:span text:style-name="T28">CachedMarketPriceRepository – Added a caching decorator to MarketPriceRepository using Idistributed Cache</text:span></text:span></text:p>
      <text:p text:style-name="P28"><text:span text:style-name="Source_20_Text"><text:span text:style-name="T29"/></text:span></text:p>
      <text:p text:style-name="P28"><text:span text:style-name="Source_20_Text"><text:span text:style-name="T29">2. </text:span></text:span><text:span text:style-name="Source_20_Text"><text:span text:style-name="T28">appsettings.json Added Redis connectiong string along SQL Lite databse</text:span></text:span></text:p>
      <text:p text:style-name="P28"><text:span text:style-name="Source_20_Text"><text:span text:style-name="T29">3. </text:span></text:span><text:span text:style-name="Source_20_Text"><text:span text:style-name="T28">launchSettings.json – Changed browser launch settings for HTTP/HTTPs profiles</text:span></text:span></text:p>
      <text:p text:style-name="P28"><text:span text:style-name="Source_20_Text"><text:span text:style-name="T29">4. </text:span></text:span><text:span text:style-name="Source_20_Text"><text:span text:style-name="T28">Program.cs Added CachedMarketPriceRepository decorator, Redis cache setup and hatlh checks</text:span></text:span></text:p>
      <text:p text:style-name="P28"><text:span text:style-name="Source_20_Text"><text:span text:style-name="T30"/></text:span></text:p>
      <text:p text:style-name="P28"><text:soft-page-break/><text:span text:style-name="Source_20_Text"><text:span text:style-name="T29">5. </text:span></text:span><text:span text:style-name="Source_20_Text"><text:span text:style-name="T28">Dockerfile.original – full debug and production dockerfile for MarketData Service with build publish and runtime stages.</text:span></text:span></text:p>
      <text:p text:style-name="P28"><text:span text:style-name="Source_20_Text"><text:span text:style-name="T29">6. </text:span></text:span><text:span text:style-name="Source_20_Text"><text:span text:style-name="T28">Dockerfile</text:span></text:span></text:p>
      <text:p text:style-name="P28"><text:span text:style-name="Source_20_Text"><text:span text:style-name="T29">7. </text:span></text:span><text:span text:style-name="Source_20_Text"><text:span text:style-name="T28">MarketData.Service.csproj – Added health checks (Redis) and caching packages</text:span></text:span></text:p>
      <text:p text:style-name="P28"><text:span text:style-name="Source_20_Text"><text:span text:style-name="T29">8. </text:span></text:span><text:span text:style-name="Source_20_Text"><text:span text:style-name="T28">docker-compose.yml – Added redis image for distributed cache, added marketdata.service build context and image</text:span></text:span></text:p>
      <text:p text:style-name="P24"><text:span text:style-name="Source_20_Text"><text:span text:style-name="T29">9. </text:span></text:span><text:span text:style-name="Source_20_Text"><text:span text:style-name="T28">docker-compose.override.yml – Added distributedcache (Redis) service, configured marketdata.service enviornment, ports, volumes and dependencies</text:span></text:span></text:p>
      <text:p text:style-name="P24"><text:span text:style-name="Source_20_Text"><text:span text:style-name="T31"/></text:span></text:p>
      <text:p text:style-name="P24"><text:span text:style-name="Source_20_Text"><text:span text:style-name="T31"/></text:span></text:p>
      <text:p text:style-name="P29"><text:span text:style-name="Strong_20_Emphasis"><text:span text:style-name="T26">Adjustments:</text:span></text:span></text:p>
      <text:list text:style-name="L3">
        <text:list-item>
          <text:p text:style-name="P30">The repository pattern is great. Make sure you define an interface, e.g.:</text:p>
          <text:p text:style-name="P31"><text:span text:style-name="Source_20_Text">public interface IMarketPriceRepository {</text:span></text:p>
          <text:p text:style-name="P32"><text:span text:style-name="Source_20_Text"><text:s text:c="4"/>Task&lt;IEnumerable&lt;MarketPrice&gt;&gt; GetAllAsync();</text:span></text:p>
          <text:p text:style-name="P32"><text:span text:style-name="Source_20_Text"><text:s text:c="4"/>Task&lt;MarketPrice?&gt; GetAsync(string symbol);</text:span></text:p>
          <text:p text:style-name="P33"><text:span text:style-name="Source_20_Text">}</text:span></text:p>
          <text:p text:style-name="P30">and then decorate it with the Redis implementation.</text:p>
        </text:list-item>
        <text:list-item>
          <text:p text:style-name="P30">Redis is only for <text:span text:style-name="Emphasis">latest prices</text:span>, not logs. Keep logs in SQLite.</text:p>
        </text:list-item>
      </text:list>
      <text:p text:style-name="P24"><text:span text:style-name="Source_20_Text"><text:span text:style-name="T31"/></text:span></text:p>
      <text:p text:style-name="P13"><text:span text:style-name="Source_20_Text"><text:span text:style-name="T10"/></text:span></text:p>
      <text:p text:style-name="P13"><text:span text:style-name="Source_20_Text"><text:span text:style-name="T10">MARKET DATA SERVICE (HTTP ENDPOINTS RELATED FILES)</text:span></text:span></text:p>
      <text:p text:style-name="P13"><text:span text:style-name="Source_20_Text"><text:span text:style-name="T10"/></text:span></text:p>
      <text:p text:style-name="P34"><text:span text:style-name="Source_20_Text"><text:span text:style-name="T32">MarketData.Service.csproj – Added prackage references for Carter and Building Blocks</text:span></text:span></text:p>
      <text:p text:style-name="P34"><text:span text:style-name="Source_20_Text"><text:span text:style-name="T33"/></text:span></text:p>
      <text:p text:style-name="P35"><text:span text:style-name="Source_20_Text"><text:span text:style-name="T14">Logs.cs – Entity class</text:span></text:span></text:p>
      <text:p text:style-name="P35"><text:span text:style-name="Source_20_Text"><text:span text:style-name="T15">LogsContext.cs – Data Context for stored logs in SQL Lite EF</text:span></text:span></text:p>
      <text:p text:style-name="P35"><text:span text:style-name="Source_20_Text"><text:span text:style-name="T14">Migrations/Initial Create – Generate Migrations files for creating tables and data-driven</text:span></text:span></text:p>
      <text:p text:style-name="P35"><text:span text:style-name="Source_20_Text"><text:span text:style-name="T33"/></text:span></text:p>
      <text:p text:style-name="P35"><text:span text:style-name="Source_20_Text"><text:span text:style-name="T32">Program.cs – configured carter, mediatR? (not sure if necessary), repository DI and minimal endpoints</text:span></text:span></text:p>
      <text:p text:style-name="P35"><text:span text:style-name="Source_20_Text"><text:span text:style-name="T32">launchsettings.json – updated application url ports and https configuration</text:span></text:span></text:p>
      <text:p text:style-name="P35"><text:span text:style-name="Source_20_Text"><text:span text:style-name="T32">appsettings.json – added connection string for MarketDataDb SQLLite</text:span></text:span></text:p>
      <text:p text:style-name="P35"><text:span text:style-name="Source_20_Text"><text:span text:style-name="T33"/></text:span></text:p>
      <text:p text:style-name="P34"><text:span text:style-name="Source_20_Text"><text:span text:style-name="T32">SimulateEndpoint.cs – added endpoint to randomly update asset prices with request/response models.</text:span></text:span></text:p>
      <text:p text:style-name="P34"><text:span text:style-name="Source_20_Text"><text:span text:style-name="T32">SimulateHandler.cs – added command, result and validator and handler for creating a simulation</text:span></text:span></text:p>
      <text:p text:style-name="P34"><text:span text:style-name="Source_20_Text"><text:span text:style-name="T32"/></text:span></text:p>
      <text:p text:style-name="P34"><text:span text:style-name="Source_20_Text"><text:span text:style-name="T32">LogsEndpoint.cs – added endopint to retrieve logs with request/response models</text:span></text:span></text:p>
      <text:p text:style-name="P34"><text:span text:style-name="Source_20_Text"><text:span text:style-name="T32">LogsHanlder.cs – added query, result and handler for retrieving logs</text:span></text:span></text:p>
      <text:p text:style-name="P34"><text:span text:style-name="Source_20_Text"><text:span text:style-name="T32"/></text:span></text:p>
      <text:p text:style-name="P34"><text:span text:style-name="Source_20_Text"><text:span text:style-name="T32">LastUpdateEndpoint.cs – added endpoint to retrieve last simulated update with request /response models </text:span></text:span></text:p>
      <text:p text:style-name="P34"><text:span text:style-name="Source_20_Text"><text:span text:style-name="T32">LastUpdateHandler.cs – added query, result and handler for retrieving last update</text:span></text:span></text:p>
      <text:p text:style-name="P34"><text:span text:style-name="Source_20_Text"><text:span text:style-name="T11"/></text:span></text:p>
      <text:p text:style-name="P34"><text:span text:style-name="Source_20_Text"><text:span text:style-name="T33"/></text:span></text:p>
      <text:p text:style-name="P34"><text:span text:style-name="Source_20_Text"><text:span text:style-name="T33"/></text:span></text:p>
      <text:p text:style-name="P34"><text:span text:style-name="Source_20_Text"><text:span text:style-name="T33">In BuildingBlocks folder and class library:</text:span></text:span></text:p>
      <text:p text:style-name="P34"><text:span text:style-name="Source_20_Text"><text:span text:style-name="T34">1. </text:span></text:span><text:span text:style-name="Source_20_Text"><text:span text:style-name="T32">BuildingBlocks.csproj – Defines a .net 8 class library project that includes mediatR for CQRS patterns</text:span></text:span></text:p>
      <text:p text:style-name="P36"><text:span text:style-name="Source_20_Text"><text:span text:style-name="T34">2. </text:span></text:span><text:span text:style-name="Source_20_Text"><text:span text:style-name="T32">MarketData.Service.csproj – configures project for .ne8 and adds Carter a</text:span></text:span><text:span text:style-name="Source_20_Text"><text:span text:style-name="T35">nd </text:span></text:span><text:span text:style-name="Source_20_Text"><text:span text:style-name="T32">dependency and references Building Blocks</text:span></text:span></text:p>
      <text:p text:style-name="P34"><text:span text:style-name="Source_20_Text"><text:span text:style-name="T34">3. </text:span></text:span><text:span text:style-name="Source_20_Text"><text:span text:style-name="T32">Icommand.cs – Declares base interfaces for CQRS command requests that return a result or no value, using mediatR</text:span></text:span></text:p>
      <text:p text:style-name="P36"><text:span text:style-name="Source_20_Text"><text:span text:style-name="T34">4. </text:span></text:span><text:span text:style-name="Source_20_Text"><text:span text:style-name="T32">Iquery.cs – Declares the CQRS query interface for read operations returning data</text:span></text:span></text:p>
      <text:p text:style-name="P34"><text:span text:style-name="Source_20_Text"><text:span text:style-name="T34">5. </text:span></text:span><text:span text:style-name="Source_20_Text"><text:span text:style-name="T32">IcommandHandler.cs – Defines gneeric command handler interfaces to process commands and return results, leveraging MediatR</text:span></text:span></text:p>
      <text:p text:style-name="P34"><text:span text:style-name="Source_20_Text"><text:span text:style-name="T34">6. </text:span></text:span><text:span text:style-name="Source_20_Text"><text:span text:style-name="T32">IqueryHandler.cs – Defines generic query handler interfaces to handle read operations in CQRS patterns</text:span></text:span></text:p>
      <text:p text:style-name="P34"><text:span text:style-name="Source_20_Text"><text:span text:style-name="T33"/></text:span></text:p>
      <text:p text:style-name="P37"><text:span text:style-name="Strong_20_Emphasis"><text:span text:style-name="T33">⚠️ Adjustments:</text:span></text:span></text:p>
      <text:list text:style-name="L4">
        <text:list-item>
          <text:p text:style-name="P38"><text:soft-page-break/><text:span text:style-name="Source_20_Text">MarketPricesEndpoint.cs</text:span> is <text:span text:style-name="Strong_20_Emphasis">not needed</text:span> — you’re already covering each endpoint separately.</text:p>
        </text:list-item>
        <text:list-item>
          <text:p text:style-name="P38">For <text:span text:style-name="Source_20_Text">SimulateHandler</text:span>, you’ll likely inject:</text:p>
          <text:list>
            <text:list-item>
              <text:p text:style-name="P38"><text:span text:style-name="Source_20_Text">IMarketPriceRepository</text:span></text:p>
            </text:list-item>
            <text:list-item>
              <text:p text:style-name="P38"><text:span text:style-name="Source_20_Text">IMarketPricesPublisher</text:span> (for RabbitMQ)</text:p>
            </text:list-item>
            <text:list-item>
              <text:p text:style-name="P38"><text:span text:style-name="Source_20_Text">ILogger</text:span></text:p>
            </text:list-item>
            <text:list-item>
              <text:p text:style-name="P38">Possibly <text:span text:style-name="Source_20_Text">IBackgroundTaskQueue</text:span> if you abstract background work</text:p>
            </text:list-item>
          </text:list>
        </text:list-item>
      </text:list>
      <text:p text:style-name="P39">✅ <text:span text:style-name="Strong_20_Emphasis">Optional improvement:</text:span> add a <text:span text:style-name="Source_20_Text">MarketSimulatorService</text:span> (hosted service) that updates prices automatically.<text:line-break/>Then, the <text:span text:style-name="Source_20_Text">/simulate</text:span> endpoint can trigger the same logic manually.</text:p>
      <text:p text:style-name="P34"><text:span text:style-name="Source_20_Text"><text:span text:style-name="T33"/></text:span></text:p>
      <text:p text:style-name="P34"><text:span text:style-name="Source_20_Text"><text:span text:style-name="T33"/></text:span></text:p>
      <text:p text:style-name="P40"><text:span text:style-name="Source_20_Text"><text:span text:style-name="T36">MARKET DATA SERVICE (Additional files added to Building Blocks class library)</text:span></text:span></text:p>
      <text:p text:style-name="P40"><text:span text:style-name="Source_20_Text"><text:span text:style-name="T37"/></text:span></text:p>
      <text:p text:style-name="P41"><text:span text:style-name="Source_20_Text"><text:span text:style-name="T38">1. </text:span></text:span><text:span text:style-name="Source_20_Text"><text:span text:style-name="T36">BuildingBlocks.csproj – Added references to FluentValidation and MediatR</text:span></text:span></text:p>
      <text:p text:style-name="P40"><text:span text:style-name="Source_20_Text"><text:span text:style-name="T38"/></text:span></text:p>
      <text:p text:style-name="P40"><text:span text:style-name="Source_20_Text"><text:span text:style-name="T38">2. </text:span></text:span><text:span text:style-name="Source_20_Text"><text:span text:style-name="T36">LoggingBehavior.cs – New MediatR pipeline behavior for logging requests and performance warnings</text:span></text:span></text:p>
      <text:p text:style-name="P40"><text:span text:style-name="Source_20_Text"><text:span text:style-name="T38">3. </text:span></text:span><text:span text:style-name="Source_20_Text"><text:span text:style-name="T36">ValidationBehavior.cs – New MediatR pipeline behavior for validating commands using FluentValidation</text:span></text:span></text:p>
      <text:p text:style-name="P40"><text:span text:style-name="Source_20_Text"><text:span text:style-name="T39"/></text:span></text:p>
      <text:p text:style-name="P40"><text:span text:style-name="Source_20_Text"><text:span text:style-name="T38">4. </text:span></text:span><text:span text:style-name="Source_20_Text"><text:span text:style-name="T36">BadRequestException – New custom exception for bad requests</text:span></text:span></text:p>
      <text:p text:style-name="P41"><text:span text:style-name="Source_20_Text"><text:span text:style-name="T38">5. </text:span></text:span><text:span text:style-name="Source_20_Text"><text:span text:style-name="T36">InternalServerException – New custom exception for server errors</text:span></text:span></text:p>
      <text:p text:style-name="P41"><text:span text:style-name="Source_20_Text"><text:span text:style-name="T38">6. </text:span></text:span><text:span text:style-name="Source_20_Text"><text:span text:style-name="T36">NotFoundException – New custom exception for not found cases</text:span></text:span></text:p>
      <text:p text:style-name="P41"><text:span text:style-name="Source_20_Text"><text:span text:style-name="T40">7. </text:span></text:span><text:span text:style-name="Source_20_Text"><text:span text:style-name="T41">ProductNotFoundException – Updated to inherit from NotFoundException, constructors updated</text:span></text:span></text:p>
      <text:p text:style-name="P40"><text:span text:style-name="Source_20_Text"><text:span text:style-name="T40"/></text:span></text:p>
      <text:p text:style-name="P40"><text:span text:style-name="Source_20_Text"><text:span text:style-name="T38">8. </text:span></text:span><text:span text:style-name="Source_20_Text"><text:span text:style-name="T36">CustomExceptionHandler – Gloabl exception handler to return structured problem details</text:span></text:span></text:p>
      <text:p text:style-name="P40"><text:span text:style-name="Source_20_Text"><text:span text:style-name="T42">9. </text:span></text:span><text:span text:style-name="Source_20_Text"><text:span text:style-name="T43">MarketDataInitialData – Seed Data for Market Prices (if not implemented elsewhere)</text:span></text:span></text:p>
      <text:p text:style-name="P40"><text:span text:style-name="Source_20_Text"><text:span text:style-name="T37"/></text:span></text:p>
      <text:p text:style-name="P40"><text:span text:style-name="Source_20_Text"><text:span text:style-name="T37"/></text:span></text:p>
      <text:p text:style-name="P42"><text:span text:style-name="Strong_20_Emphasis"><text:span text:style-name="T37">Small notes:</text:span></text:span></text:p>
      <text:list text:style-name="L5">
        <text:list-item>
          <text:p text:style-name="P43">The <text:span text:style-name="Source_20_Text">BuildingBlocks</text:span> library should not depend on EF Core, gRPC, or RabbitMQ — keep it neutral.</text:p>
        </text:list-item>
        <text:list-item>
          <text:p text:style-name="P43">You can merge the <text:span text:style-name="Source_20_Text">Messaging</text:span> project <text:span text:style-name="Emphasis">into</text:span> BuildingBlocks if it’s small and reused everywhere, otherwise keep it separate.</text:p>
        </text:list-item>
      </text:list>
      <text:p text:style-name="P40"><text:span text:style-name="Source_20_Text"><text:span text:style-name="T37"/></text:span></text:p>
      <text:p text:style-name="P40"><text:span text:style-name="Source_20_Text"><text:span text:style-name="T37"/></text:span></text:p>
      <text:h text:style-name="P44" text:outline-level="2"><text:span text:style-name="Source_20_Text"><text:span text:style-name="T37">FILES YOU </text:span></text:span><text:span text:style-name="Source_20_Text"><text:span text:style-name="Emphasis"><text:span text:style-name="T37">MAY BE MISSING</text:span></text:span></text:span></text:h>
      <text:p text:style-name="P45">Here are a few small but important additions:</text:p>
      <text:list text:style-name="L6">
        <text:list-item>
          <text:p text:style-name="P46"><text:span text:style-name="Source_20_Text"><text:span text:style-name="T44">BackgroundServices/PriceUpdateService.cs</text:span></text:span></text:p>
          <text:list>
            <text:list-item>
              <text:p text:style-name="P46"><text:span text:style-name="Source_20_Text"><text:span text:style-name="T44">IHostedService</text:span></text:span><text:span text:style-name="T44"> that runs every 30 seconds, updates random prices, and publishes </text:span><text:span text:style-name="Source_20_Text"><text:span text:style-name="T44">MarketPricesUpdatedEvent</text:span></text:span><text:span text:style-name="T44">.</text:span></text:p>
            </text:list-item>
            <text:list-item>
              <text:p text:style-name="P47">This keeps your simulation self-contained.</text:p>
            </text:list-item>
          </text:list>
        </text:list-item>
        <text:list-item>
          <text:p text:style-name="P46"><text:span text:style-name="Source_20_Text"><text:span text:style-name="T44">Repositories/InMemoryMarketPriceRepository.cs</text:span></text:span></text:p>
          <text:list>
            <text:list-item>
              <text:p text:style-name="P47">Backing store for your simulated data if you don’t use EF Core for prices.</text:p>
            </text:list-item>
          </text:list>
        </text:list-item>
        <text:list-item>
          <text:p text:style-name="P46"><text:span text:style-name="Source_20_Text">DTOs/PriceResponseDto.cs</text:span></text:p>
          <text:list>
            <text:list-item>
              <text:p text:style-name="P46">Optional for shaping API output cleanly (vs reusing entity).</text:p>
            </text:list-item>
          </text:list>
        </text:list-item>
        <text:list-item>
          <text:p text:style-name="P46"><text:span text:style-name="Source_20_Text">HealthCheckExtensions.cs</text:span></text:p>
          <text:list>
            <text:list-item>
              <text:p text:style-name="P46">Add Redis, RabbitMQ, and database checks for Docker orchestration readiness.</text:p>
            </text:list-item>
          </text:list>
        </text:list-item>
      </text:list>
      <text:p text:style-name="P40"><text:soft-page-break/><text:span text:style-name="Source_20_Text"><text:span text:style-name="T37"/></text:span></text:p>
      <text:p text:style-name="P48"><text:span text:style-name="Source_20_Text"><text:span text:style-name="T37">Perfect — here’s how the </text:span></text:span><text:span text:style-name="Source_20_Text"><text:span text:style-name="Strong_20_Emphasis"><text:span text:style-name="T37">final folder and file structure</text:span></text:span></text:span><text:span text:style-name="Source_20_Text"><text:span text:style-name="T37"> should look for your </text:span></text:span><text:span text:style-name="Source_20_Text"><text:span text:style-name="Strong_20_Emphasis"><text:span text:style-name="T37">Market Data Service</text:span></text:span></text:span><text:span text:style-name="Source_20_Text"><text:span text:style-name="T37">, organized for clarity and maintainability.<text:line-break/>It’s trimmed of redundancy and adds only what’s truly needed.</text:span></text:span></text:p>
      <text:p text:style-name="P49"/>
      <text:h text:style-name="P50" text:outline-level="2">🧩 <text:span text:style-name="Strong_20_Emphasis">MarketData.Service/</text:span></text:h>
      <text:p text:style-name="P51"><text:span text:style-name="Source_20_Text">MarketData.Service/</text:span></text:p>
      <text:p text:style-name="P52"><text:span text:style-name="Source_20_Text">├── Program.cs</text:span></text:p>
      <text:p text:style-name="P52"><text:span text:style-name="Source_20_Text">├── appsettings.json</text:span></text:p>
      <text:p text:style-name="P52"><text:span text:style-name="Source_20_Text">├── launchSettings.json</text:span></text:p>
      <text:p text:style-name="P52"><text:span text:style-name="Source_20_Text">├── Dockerfile</text:span></text:p>
      <text:p text:style-name="P52"><text:span text:style-name="Source_20_Text">├── docker-compose.yml</text:span></text:p>
      <text:p text:style-name="P52"><text:span text:style-name="Source_20_Text">├── docker-compose.override.yml</text:span></text:p>
      <text:p text:style-name="P52"><text:span text:style-name="Source_20_Text">├── MarketData.Service.csproj</text:span></text:p>
      <text:p text:style-name="P52"><text:span text:style-name="Source_20_Text">│</text:span></text:p>
      <text:p text:style-name="P52"><text:span text:style-name="Source_20_Text">├── Protos/</text:span></text:p>
      <text:p text:style-name="P52"><text:span text:style-name="Source_20_Text">│ <text:s text:c="2"/>└── marketdata.proto <text:s text:c="20"/># Defines GetPrice, GetPrices gRPC endpoints</text:span></text:p>
      <text:p text:style-name="P52"><text:span text:style-name="Source_20_Text">│</text:span></text:p>
      <text:p text:style-name="P52"><text:span text:style-name="Source_20_Text">├── Models/</text:span></text:p>
      <text:p text:style-name="P52"><text:span text:style-name="Source_20_Text">│ <text:s text:c="2"/>└── MarketPrice.cs <text:s text:c="22"/># Symbol, Price, LastUpdated</text:span></text:p>
      <text:p text:style-name="P52"><text:span text:style-name="Source_20_Text">│</text:span></text:p>
      <text:p text:style-name="P52"><text:span text:style-name="Source_20_Text">├── DTOs/</text:span></text:p>
      <text:p text:style-name="P52"><text:span text:style-name="Source_20_Text">│ <text:s text:c="2"/>├── MarketPriceDto.cs <text:s text:c="19"/># DTO for RabbitMQ publishing</text:span></text:p>
      <text:p text:style-name="P52"><text:span text:style-name="Source_20_Text">│ <text:s text:c="2"/>└── PriceResponseDto.cs <text:s text:c="17"/># Optional shape for HTTP JSON responses</text:span></text:p>
      <text:p text:style-name="P52"><text:span text:style-name="Source_20_Text">│</text:span></text:p>
      <text:p text:style-name="P52"><text:span text:style-name="Source_20_Text">├── Data/</text:span></text:p>
      <text:p text:style-name="P52"><text:span text:style-name="Source_20_Text">│ <text:s text:c="2"/>├── LogsContext.cs <text:s text:c="22"/># EF Core context for simulated logs</text:span></text:p>
      <text:p text:style-name="P52"><text:span text:style-name="Source_20_Text">│ <text:s text:c="2"/>├── Logs.cs <text:s text:c="29"/># Entity for stored simulation logs</text:span></text:p>
      <text:p text:style-name="P52"><text:span text:style-name="Source_20_Text">│ <text:s text:c="2"/>├── MarketDataInitialData.cs <text:s text:c="12"/># Seed data (10–15 sample assets)</text:span></text:p>
      <text:p text:style-name="P52"><text:span text:style-name="Source_20_Text">│ <text:s text:c="2"/>└── Migrations/</text:span></text:p>
      <text:p text:style-name="P52"><text:span text:style-name="Source_20_Text">│ <text:s text:c="6"/>└── ... <text:s text:c="29"/># Auto-generated EF migrations</text:span></text:p>
      <text:p text:style-name="P52"><text:span text:style-name="Source_20_Text">│</text:span></text:p>
      <text:p text:style-name="P52"><text:span text:style-name="Source_20_Text">├── Repositories/</text:span></text:p>
      <text:p text:style-name="P52"><text:span text:style-name="Source_20_Text">│ <text:s text:c="2"/>├── IMarketPriceRepository.cs <text:s text:c="11"/># Interface for accessing current prices</text:span></text:p>
      <text:p text:style-name="P52"><text:span text:style-name="Source_20_Text">│ <text:s text:c="2"/>├── InMemoryMarketPriceRepository.cs <text:s text:c="4"/># Holds simulated data in-memory</text:span></text:p>
      <text:p text:style-name="P52"><text:span text:style-name="Source_20_Text">│ <text:s text:c="2"/>└── CachedMarketPriceRepository.cs <text:s text:c="6"/># Decorator using IDistributedCache (Redis)</text:span></text:p>
      <text:p text:style-name="P52"><text:span text:style-name="Source_20_Text">│</text:span></text:p>
      <text:p text:style-name="P52"><text:span text:style-name="Source_20_Text">├── BackgroundServices/</text:span></text:p>
      <text:p text:style-name="P52"><text:span text:style-name="Source_20_Text">│ <text:s text:c="2"/>└── PriceUpdateService.cs <text:s text:c="15"/># Background task updating prices every 30s and publishing RabbitMQ events</text:span></text:p>
      <text:p text:style-name="P52"><text:span text:style-name="Source_20_Text">│</text:span></text:p>
      <text:p text:style-name="P52"><text:span text:style-name="Source_20_Text">├── Events/</text:span></text:p>
      <text:p text:style-name="P52"><text:span text:style-name="Source_20_Text">│ <text:s text:c="2"/>├── MarketPricesUpdatedEvent.cs <text:s text:c="9"/># Integration event (List&lt;MarketPriceDto&gt;)</text:span></text:p>
      <text:p text:style-name="P52"><text:span text:style-name="Source_20_Text">│ <text:s text:c="2"/>├── IMarketPricesPublisher.cs <text:s text:c="11"/># Interface abstraction for event publishing</text:span></text:p>
      <text:p text:style-name="P52"><text:span text:style-name="Source_20_Text">│ <text:s text:c="2"/>└── MarketPricesPublisher.cs <text:s text:c="12"/># Publishes events via MassTransit</text:span></text:p>
      <text:p text:style-name="P52"><text:span text:style-name="Source_20_Text">│</text:span></text:p>
      <text:p text:style-name="P52"><text:span text:style-name="Source_20_Text">├── Endpoints/</text:span></text:p>
      <text:p text:style-name="P52"><text:span text:style-name="Source_20_Text">│ <text:s text:c="2"/>├── SimulateEndpoint.cs <text:s text:c="17"/># POST /api/marketdata/simulate</text:span></text:p>
      <text:p text:style-name="P52"><text:span text:style-name="Source_20_Text">│ <text:s text:c="2"/>├── LogsEndpoint.cs <text:s text:c="21"/># GET /api/marketdata/logs?limit=10</text:span></text:p>
      <text:p text:style-name="P52"><text:span text:style-name="Source_20_Text">│ <text:s text:c="2"/>└── LastUpdateEndpoint.cs <text:s text:c="15"/># GET /api/marketdata/lastupdate</text:span></text:p>
      <text:p text:style-name="P52"><text:span text:style-name="Source_20_Text">│</text:span></text:p>
      <text:p text:style-name="P52"><text:span text:style-name="Source_20_Text">├── Handlers/</text:span></text:p>
      <text:p text:style-name="P52"><text:span text:style-name="Source_20_Text">│ <text:s text:c="2"/>├── SimulateHandler.cs <text:s text:c="18"/># Executes manual price simulation</text:span></text:p>
      <text:p text:style-name="P52"><text:span text:style-name="Source_20_Text">│ <text:s text:c="2"/>├── LogsHandler.cs <text:s text:c="22"/># Retrieves last N logs</text:span></text:p>
      <text:p text:style-name="P52"><text:span text:style-name="Source_20_Text">│ <text:s text:c="2"/>└── LastUpdateHandler.cs <text:s text:c="16"/># Returns timestamp of last update</text:span></text:p>
      <text:p text:style-name="P52"><text:span text:style-name="Source_20_Text">│</text:span></text:p>
      <text:p text:style-name="P52"><text:span text:style-name="Source_20_Text">└── Extensions/</text:span></text:p>
      <text:p text:style-name="P52"><text:span text:style-name="Source_20_Text"><text:s text:c="4"/>├── EfCoreExtensions.cs <text:s text:c="17"/># Apply migrations on startup</text:span></text:p>
      <text:p text:style-name="P52"><text:span text:style-name="Source_20_Text"><text:s text:c="4"/>├── MessageBrokerExtensions.cs <text:s text:c="10"/># Registers MassTransit + RabbitMQ</text:span></text:p>
      <text:p text:style-name="P52"><text:span text:style-name="Source_20_Text"><text:s text:c="4"/>├── RedisExtensions.cs <text:s text:c="18"/># Adds Redis cache and health checks</text:span></text:p>
      <text:p text:style-name="P52"><text:span text:style-name="Source_20_Text"><text:s text:c="4"/>├── HealthCheckExtensions.cs <text:s text:c="12"/># Unified health checks for Redis, RabbitMQ, SQLite</text:span></text:p>
      <text:p text:style-name="P53"><text:soft-page-break/><text:span text:style-name="Source_20_Text"><text:s text:c="4"/>└── ServiceCollectionExtensions.cs <text:s text:c="6"/># Registers repositories, background services, etc.</text:span></text:p>
      <text:p text:style-name="P49"/>
      <text:h text:style-name="P50" text:outline-level="2">🧱 <text:span text:style-name="Strong_20_Emphasis">BuildingBlocks/</text:span></text:h>
      <text:p text:style-name="P51"><text:span text:style-name="Source_20_Text">BuildingBlocks/</text:span></text:p>
      <text:p text:style-name="P52"><text:span text:style-name="Source_20_Text">├── BuildingBlocks.csproj</text:span></text:p>
      <text:p text:style-name="P52"><text:span text:style-name="Source_20_Text">├── CQRS/</text:span></text:p>
      <text:p text:style-name="P52"><text:span text:style-name="Source_20_Text">│ <text:s text:c="2"/>├── ICommand.cs</text:span></text:p>
      <text:p text:style-name="P52"><text:span text:style-name="Source_20_Text">│ <text:s text:c="2"/>├── ICommandHandler.cs</text:span></text:p>
      <text:p text:style-name="P52"><text:span text:style-name="Source_20_Text">│ <text:s text:c="2"/>├── IQuery.cs</text:span></text:p>
      <text:p text:style-name="P52"><text:span text:style-name="Source_20_Text">│ <text:s text:c="2"/>└── IQueryHandler.cs</text:span></text:p>
      <text:p text:style-name="P52"><text:span text:style-name="Source_20_Text">│</text:span></text:p>
      <text:p text:style-name="P52"><text:span text:style-name="Source_20_Text">├── Behaviors/</text:span></text:p>
      <text:p text:style-name="P52"><text:span text:style-name="Source_20_Text">│ <text:s text:c="2"/>├── LoggingBehavior.cs</text:span></text:p>
      <text:p text:style-name="P52"><text:span text:style-name="Source_20_Text">│ <text:s text:c="2"/>└── ValidationBehavior.cs</text:span></text:p>
      <text:p text:style-name="P52"><text:span text:style-name="Source_20_Text">│</text:span></text:p>
      <text:p text:style-name="P52"><text:span text:style-name="Source_20_Text">├── Exceptions/</text:span></text:p>
      <text:p text:style-name="P52"><text:span text:style-name="Source_20_Text">│ <text:s text:c="2"/>├── BadRequestException.cs</text:span></text:p>
      <text:p text:style-name="P52"><text:span text:style-name="Source_20_Text">│ <text:s text:c="2"/>├── NotFoundException.cs</text:span></text:p>
      <text:p text:style-name="P52"><text:span text:style-name="Source_20_Text">│ <text:s text:c="2"/>├── InternalServerException.cs</text:span></text:p>
      <text:p text:style-name="P52"><text:span text:style-name="Source_20_Text">│ <text:s text:c="2"/>└── CustomExceptionHandler.cs</text:span></text:p>
      <text:p text:style-name="P52"><text:span text:style-name="Source_20_Text">│</text:span></text:p>
      <text:p text:style-name="P52"><text:span text:style-name="Source_20_Text">└── Messaging/</text:span></text:p>
      <text:p text:style-name="P52"><text:span text:style-name="Source_20_Text"><text:s text:c="4"/>├── IntegrationEvent.cs</text:span></text:p>
      <text:p text:style-name="P53"><text:span text:style-name="Source_20_Text"><text:s text:c="4"/>└── MessagingExtensions.cs <text:s text:c="14"/># MassTransit setup for DI</text:span></text:p>
      <text:p text:style-name="P49"/>
      <text:h text:style-name="P50" text:outline-level="2">⚙️ <text:span text:style-name="Strong_20_Emphasis">Key Notes</text:span></text:h>
      <text:list text:style-name="L7">
        <text:list-item>
          <text:p text:style-name="P54"><text:span text:style-name="Strong_20_Emphasis">No duplicate MarketPrice model</text:span> — one version shared across gRPC, HTTP, and events via <text:span text:style-name="Source_20_Text">MarketPriceDto</text:span>.</text:p>
        </text:list-item>
        <text:list-item>
          <text:p text:style-name="P54"><text:span text:style-name="Strong_20_Emphasis">No CRUD gRPC endpoints</text:span> — just <text:span text:style-name="Source_20_Text">GetPrice</text:span> and <text:span text:style-name="Source_20_Text">GetPrices</text:span>.</text:p>
        </text:list-item>
        <text:list-item>
          <text:p text:style-name="P54"><text:span text:style-name="Strong_20_Emphasis">BackgroundService</text:span> centralizes auto-updates and publishing.</text:p>
        </text:list-item>
        <text:list-item>
          <text:p text:style-name="P54"><text:span text:style-name="Strong_20_Emphasis">Separate Redis and EF Core scopes</text:span> — Redis for <text:span text:style-name="Emphasis">latest prices</text:span>, EF Core for <text:span text:style-name="Emphasis">logs</text:span>.</text:p>
        </text:list-item>
        <text:list-item>
          <text:p text:style-name="P54"><text:span text:style-name="Strong_20_Emphasis">Endpoints</text:span> are clean Carter modules, each with its own handler.</text:p>
        </text:list-item>
        <text:list-item>
          <text:p text:style-name="P54"><text:span text:style-name="Strong_20_Emphasis">BuildingBlocks</text:span> stays framework-agnostic, only depends on MediatR, FluentValidation, and MassTransit.</text:p>
        </text:list-item>
      </text:list>
      <text:p text:style-name="P40"><text:span text:style-name="Source_20_Text"><text:span text:style-name="T37"/></text:span></text:p>
      <text:p text:style-name="P55"><text:span text:style-name="Source_20_Text"><text:span text:style-name="T3"/></text:span></text:p>
      <text:p text:style-name="P12"><text:span text:style-name="Source_20_Text"><text:span text:style-name="T45">Upcoming Tasks:</text:span></text:span></text:p>
      <text:p text:style-name="P2">DAY 1 – B Start Development of gRPC</text:p>
      <text:p text:style-name="P56">DAY 2 – A Develop Message Publishing</text:p>
      <text:p text:style-name="P56">DAY 2 – B Develop HTTP endpoints</text:p>
      <text:p text:style-name="P2">DAY 3 – A Develop Redis Cache</text:p>
      <text:p text:style-name="P2">DAY 3 – B Test it all and fix 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6:12:20.375633000</meta:creation-date>
    <dc:date>2025-10-30T15:05:26.234839100</dc:date>
    <meta:editing-duration>PT3H34M50S</meta:editing-duration>
    <meta:editing-cycles>27</meta:editing-cycles>
    <meta:generator>LibreOffice/25.8.2.2$Windows_X86_64 LibreOffice_project/d401f2107ccab8f924a8e2df40f573aab7605b6f</meta:generator>
    <meta:document-statistic meta:table-count="0" meta:image-count="0" meta:object-count="0" meta:page-count="9" meta:paragraph-count="248" meta:word-count="1940" meta:character-count="15158" meta:non-whitespace-character-count="12878"/>
  </office:meta>
</office:document-meta>
</file>